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Eesk Programming Language</text:p>
      <text:p text:style-name="P2">Theron Rabe. 2013.</text:p>
      <text:p text:style-name="P2"/>
      <text:p text:style-name="P4"/>
      <text:p text:style-name="P3">Introduction</text:p>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to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9022236561" text:style-name="L1">
        <text:list-item>
          <text:p text:style-name="P9"><text:span text:style-name="T2">Representation</text:span><text:span text:style-name="T1"> is an ability to express an atomic piece of information, such as an integer, character, or object.</text:span></text:p>
        </text:list-item>
        <text:list-item>
          <text:p text:style-name="P9"><text:span text:style-name="T2">Abstraction</text:span><text:span text:style-name="T1">, then, is the ability to form an association between a set of representations and a symbol within the language. In other words, with abstraction, the distance from atomic representation is increased. An example of abstraction, in this sense, would be when an intricate machine is given a simple name by which we associate to it: “many interconnected logic gates made from transistors” becomes simply “computer”.</text:span></text:p>
        </text:list-item>
        <text:list-item>
          <text:p text:style-name="P9"><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In imperative programming languages, evaluation is usually implicitly expressed as a top-to-bottom, left-to-right calculation process that is potentially modified by control structures (such as “if” or “while”). </text:span></text:p>
        </text:list-item>
        <text:list-item>
          <text:p text:style-name="P9"><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ext:soft-page-break/>the punctuation it used earlier, if needed. In this sense, the all-sequence-permitting safety mechanism of natural language works by having the meaning of an abstract expression (such as a complex sentence) 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while abiding to as simple a grammar as possible. As an approach to this goal, Eesk intends to provide a concise and programmatic means of expressing each of the four fundamental elements of expression within a LL(1) grammar. In turn, it also attempts to be homoiconic at every layer of abstraction from the source text, to the abstract syntax tree, all the way down to the compiled machine code. </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3">Motivation</text:p>
      <text:p text:style-name="P3"><text:tab/><text:span text:style-name="T5">A need for Eesk originally arose from a series of experiments involving the random generation of problem-solver programs. These random programs were executed in various environments of shared resources, and those that were observed to most closely approximate a goal of longevity and homeostatic resource consumption were given the option to modify, extend, or reproduce themselves before continued competition in their environment space.</text:span></text:p>
      <text:p text:style-name="P12"/>
      <text:p text:style-name="P12"><text:tab/>The language used to express these random problem-solvers was a simple domain-specific assembly language that, throughout the course of these experiments, was increased in complexity for the sake of enhanced expressivity. As the level of complexity and abstraction was raised, it became harder to safely generate complex programs. Over time, the problem-solvers that performed the instructions of greatest abstraction without grammatic invalidity were observed to express their implementations in patterns that approached, what I now refer to as, “safe-by-nature” expression.</text:p>
      <text:p text:style-name="P12"/>
      <text:p text:style-name="P3"><text:span text:style-name="T5"><text:tab/>Continued pursuit of highly expressive language that can be easily and safely generated for, and </text:span><text:soft-page-break/><text:span text:style-name="T5">by, random problem-solvers has provided the foundation on which my research regarding safe-by-</text:span><text:span text:style-name="T5">nature language is built. Eesk is the culmination of this work, created partly for the sake of continued investigation of these safe-by-nature patterns, and partly for the sake of exemplifying their properties.</text:span></text:p>
      <text:p text:style-name="P12"/>
      <text:p text:style-name="P3">Properties and Peculiarities of Eesk</text:p>
      <text:p text:style-name="P3"><text:span text:style-name="T5">Grammar:</text:span></text:p>
      <text:list xml:id="list341421568" text:style-name="L3">
        <text:list-item>
          <text:p text:style-name="P10"><text:span text:style-name="T3">S → Representation S | Abstraction S | Decision S | Repetition S | Encapsulation S | Evaluation S | '}' S | ']' S | ')' S | {}</text:span></text:p>
        </text:list-item>
        <text:list-item>
          <text:p text:style-name="P10"><text:span text:style-name="T3">Representation → number | string | operator</text:span></text:p>
        </text:list-item>
        <text:list-item>
          <text:p text:style-name="P10"><text:span text:style-name="T3">Abstraction → symbol | argument | offset</text:span></text:p>
        </text:list-item>
        <text:list-item>
          <text:p text:style-name="P10"><text:span text:style-name="T3">Decision → 'if' S S S</text:span></text:p>
        </text:list-item>
        <text:list-item>
          <text:p text:style-name="P10"><text:span text:style-name="T3">Repetition → 'while' S S</text:span></text:p>
        </text:list-item>
        <text:list-item>
          <text:p text:style-name="P10"><text:span text:style-name="T3">Encapsulation → 'Set' symbol S S | '`{' S</text:span></text:p>
        </text:list-item>
        <text:list-item>
          <text:p text:style-name="P10"><text:span text:style-name="T3">Evaluation → '[' S</text:span></text:p>
        </text:list-item>
      </text:list>
      <text:p text:style-name="P8"><text:span text:style-name="T3"/></text:p>
      <text:p text:style-name="P8"><text:span text:style-name="T3">Symbols of Interest:</text:span></text:p>
      <text:list xml:id="list412182959" text:style-name="L4">
        <text:list-item>
          <text:p text:style-name="P11"><text:span text:style-name="T3">$<text:tab/>“Contents”<text:tab/>Extracts representation from an abstraction</text:span></text:p>
        </text:list-item>
        <text:list-item>
          <text:p text:style-name="P11"><text:span text:style-name="T3">;<text:tab/>“Apply”<text:tab/>Application of operations</text:span></text:p>
        </text:list-item>
        <text:list-item>
          <text:p text:style-name="P11"><text:span text:style-name="T3">:<text:tab/>“Store”<text:tab/>Abstracts a state of continuation</text:span></text:p>
        </text:list-item>
        <text:list-item>
          <text:p text:style-name="P11"><text:span text:style-name="T3">…<text:tab/>“Restore”<text:tab/>Restores state of continuation</text:span></text:p>
        </text:list-item>
        <text:list-item>
          <text:p text:style-name="P11"><text:span text:style-name="T3">=<text:tab/>“L-Assign”<text:tab/>Abstracts into a symbol, an upcoming representation</text:span></text:p>
        </text:list-item>
        <text:list-item>
          <text:p text:style-name="P11"><text:span text:style-name="T3">=&gt;<text:tab/>“R-Assign”<text:tab/>Abstracts a representation into an upcoming symbol</text:span></text:p>
        </text:list-item>
        <text:list-item>
          <text:p text:style-name="P11"><text:span text:style-name="T3">^<text:tab/>“Remove”<text:tab/>Removes the most recent representation from the current continuation</text:span></text:p>
        </text:list-item>
        <text:list-item>
          <text:p text:style-name="P11"><text:span text:style-name="T3">-&gt;<text:tab/>“Offset”<text:tab/>Access from the beginning of a Set</text:span></text:p>
        </text:list-item>
        <text:list-item>
          <text:p text:style-name="P11"><text:span text:style-name="T3">&lt;-<text:tab/>“Backset”<text:tab/>Access from the end of a Set</text:span></text:p>
        </text:list-item>
        <text:list-item>
          <text:p text:style-name="P11"><text:span text:style-name="T3">[]<text:tab/>“Evaluation”<text:tab/>Contributes a Set's members to the current continuation</text:span></text:p>
        </text:list-item>
        <text:list-item>
          <text:p text:style-name="P11"><text:span text:style-name="T3">`{<text:tab/>“Anonymous”<text:tab/>Anonymously encapsulates an expression</text:span></text:p>
        </text:list-item>
        <text:list-item>
          <text:p text:style-name="P11"><text:span text:style-name="T3">,<text:tab/>“Build”<text:tab/>Contributes the most recent representation to the dependency Set</text:span></text:p>
        </text:list-item>
        <text:list-item>
          <text:p text:style-name="P11"><text:span text:style-name="T3">\<text:tab/>“Literal”<text:tab/>Toggles application of safety-by-nature</text:span></text:p>
        </text:list-item>
        <text:list-item>
          <text:p text:style-name="P11"><text:span text:style-name="T3">#<text:tab/>“Comment”<text:tab/>Indicates a comment</text:span></text:p>
        </text:list-item>
      </text:list>
      <text:p text:style-name="P8"><text:span text:style-name="T3"/></text:p>
      <text:p text:style-name="P8"><text:span text:style-name="T3"/></text:p>
      <text:p text:style-name="P12"/>
      <text:p text:style-name="P3">Using Eesk</text:p>
      <text:p text:style-name="P1">To begin learning Eesk, take a look at a simple example program found in manual_examples/hello.ee:</text:p>
      <text:p text:style-name="P6"/>
      <text:p text:style-name="P6">#This program prints some text</text:p>
      <text:p text:style-name="P6">{</text:p>
      <text:p text:style-name="P6"><text:tab/>prints “Hello, World!\n”</text:p>
      <text:p text:style-name="P6">}</text:p>
      <text:p text:style-name="P7"/>
      <text:p text:style-name="P7">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ext:soft-page-break/>that text.</text:p>
      <text:p text:style-name="P7"/>
      <text:p text:style-name="P7"><text:tab/>To demonstrate Eesk's indifference to symbol order, take a look at manual_examples/order.ee. This program shows that the hello program described above could be written without regard to the order of operator versus operand:</text:p>
      <text:p text:style-name="P7"/>
      <text:p text:style-name="P6">#This program accumulates operators </text:p>
      <text:p text:style-name="P6">{ </text:p>
      <text:p text:style-name="P6"><text:s text:c="8"/>1 + 2 - 3; </text:p>
      <text:p text:style-name="P6"><text:s text:c="8"/>+ 1 2 - 3; </text:p>
      <text:p text:style-name="P6"><text:s text:c="8"/>+ - 1 2 3; </text:p>
      <text:p text:style-name="P6"><text:s text:c="8"/>1 2 3 + -; </text:p>
      <text:p text:style-name="P6">} </text:p>
      <text:p text:style-name="P6"/>
      <text:p text:style-name="P7">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7"/>
      <text:p text:style-name="P7"><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7"/>
      <text:p text:style-name="P7"><text:tab/>So far, symbols presented have all been value-typed (numbers/text). Eesk also allows user-defined symbols. Take a look at manual_examples/symbols.ee:</text:p>
      <text:p text:style-name="P7"/>
      <text:p text:style-name="P6">#This program has user-defined symbols </text:p>
      <text:p text:style-name="P6">{ </text:p>
      <text:p text:style-name="P6"><text:s text:c="8"/>result = 5 + 6 + 7 + 8; </text:p>
      <text:p text:style-name="P6"/>
      <text:p text:style-name="P6"><text:s text:c="8"/>result$ </text:p>
      <text:p text:style-name="P6">} </text:p>
      <text:p text:style-name="P6"/>
      <text:p text:style-name="P7">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7"/>
      <text:p text:style-name="P7"><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text:soft-page-break/>a Set of symbols that may (or may not) later be correlated to one another. Note that this is exactly how spoken natural language behaved under this circumstance.</text:p>
      <text:p text:style-name="P7"/>
      <text:p text:style-name="P7"><text:tab/>As a means of relating mentioned concepts to new ideas, this next code sample will employ user-created symbols to produce a set of output values using elements borrowed from structured programming, if and while:</text:p>
      <text:p text:style-name="P7"/>
      <text:p text:style-name="P6">#This program uses structured programming elements </text:p>
      <text:p text:style-name="P6">{ </text:p>
      <text:p text:style-name="P6"><text:s text:c="8"/>while {i$ &lt; 20} { </text:p>
      <text:p text:style-name="P6"><text:s text:c="16"/>if {i$ % 2} { </text:p>
      <text:p text:style-name="P6"><text:s text:c="24"/>i$ </text:p>
      <text:p text:style-name="P6"><text:s text:c="16"/>} { </text:p>
      <text:p text:style-name="P6"><text:s text:c="24"/>prints "odd.\n" </text:p>
      <text:p text:style-name="P6"><text:s text:c="16"/>} </text:p>
      <text:p text:style-name="P6"><text:s text:c="16"/>i = i$ + 1 </text:p>
      <text:p text:style-name="P6"><text:s text:c="8"/>} </text:p>
      <text:p text:style-name="P6">} </text:p>
      <text:p text:style-name="P6"/>
      <text:p text:style-name="P7"><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7"/>
      <text:p text:style-name="P7"><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7"/>
      <text:p text:style-name="P7"><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7"/>
      <text:p text:style-name="P7"><text:tab/>To better understand Sets, take a look at the example found in</text:p>
      <text:p text:style-name="P7"/>
      <text:p text:style-name="P7"><text:span text:style-name="T4">TODO:</text:span> keep writing documentation.</text:p>
      <text:p text:style-name="P7"/>
      <text:p text:style-name="P7">Removed these paragraphs, because they seemed out of place. Still useful, though! Save it for later...</text:p>
      <text:p text:style-name="P7"/>
      <text:p text:style-name="P1">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text:soft-page-break/>When a Set is evaluated, the members (or sub-expression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7"/>
      <text:p text:style-name="P7">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some goal in its current state of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13T17:26:55</dc:date>
    <dc:creator>leftjar </dc:creator>
    <meta:editing-duration>P2DT12H7M31S</meta:editing-duration>
    <meta:editing-cycles>162</meta:editing-cycles>
    <meta:generator>LibreOffice/3.5$Linux_X86_64 LibreOffice_project/350m1$Build-2</meta:generator>
    <meta:document-statistic meta:table-count="0" meta:image-count="0" meta:object-count="0" meta:page-count="6" meta:paragraph-count="87" meta:word-count="2476" meta:character-count="15522" meta:non-whitespace-character-count="12935"/>
  </office:meta>
</office:document-meta>
</file>